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text:p text:style-name="P1">Tout étonnée d'avoir réussi à formuler un trait d'esprit dans une situation aussi terrible que celle dans laquelle elle se trouvait actuellement, Eléonore sentait son rythme cardiaque accélérer continuellement. Le moment était bien mal choisi pour jouer sur les mots ou pour s'adonner à une joute verbale, mais les muscles de la blonde semblaient s'être tétanisés sous l'effet de la peur. Elle observait le gros matou continuer sa danse autour de ses jambes, son regard ahuri alternant entre l'animal et son maître, toujours planté sur le pas de la porte. Ses yeux de jade s'écarquillèrent un peu plus lorsque ce dernier répondit à sa pique avec le sérieux d'un contrôleur des impôts. Il n'avait absolument pas saisi le sarcasme de sa répartie et avait bien prévu de l'exécuter dans un lit -qui n'était même pas le sien.</text:p>
      <text:p text:style-name="Standard"/>
      <text:p text:style-name="Standard">On aurait pu s'amuser de l'ironie de la situation. Voir un être façonné par les Architectes Eux-mêmes aux pouvoirs défiant l'imagination ignorer un concept aussi simple que le sarcasme était pour le moins inattendu. C'était d'autant plus ironique qu'Eléonore avait tendance à user et abuser de ce concept aussi la voir associée à ce rabat-joie relevait presque de la déception. Mais non. Dans un moment pareil, la Zagashienne ne s'amusait d'absolument rien. Même sa légendaire effronterie avait ses limites, et elles avaient été atteinte. Particulièrement car cette absence de second degré chez son bourreau allait le pousser à essayer de réaliser sa requête le plus fidèlement possible. Alors autant pour la partie « lit », on y était [i]à peu près[/i] -Eléonore n'était pas vraiment en position de faire la fine bouche-. En revanche, pour la partie « vieillesse »...</text:p>
      <text:p text:style-name="Standard"/>
      <text:p text:style-name="Standard">L'anomalie eut la réponse à sa question avant même qu'elle ne finisse de la formuler dans son propre esprit. La peau du régisseur se mit à flétrir à vue d’œil, comme si les années le rattrapaient d'un seul coup. Il ne fut bientôt qu'un vieillard desséché chez qui le poids des âges était bien trop lourd à porter pour ses pauvres jambes meurtries qui cédèrent alors qu'il tentait l'outrecuidante action de se déplacer sans appui. C'est le regard horrifié qu'Eléonore le vit s'effondrer au sol, ajoutant à nouveau du ridicule à une scène qui n'en manquait pourtant déjà pas. La jeune femme ne chercha pas à comprendre. C'était le moment de lui fausser compagnie. Sans doute sa seule opportunité. Mais elle resta plantée là. Ses jambes, qui avaient pourtant été, elles, épargnées par les affres de l'âge refusèrent de se mettre en mouvement. C'est donc ainsi paralysée qu'elle ne put que contempler, impuissante, le lugubre spectacle que lui offrait son Némésis.</text:p>
      <text:p text:style-name="Standard"/>
      <text:p text:style-name="Standard">Celui-ci réprimanda le Muursüld, qui vint se réfugier, penaud, dans les pattes de sa nouvelle maîtresse, et Eléonore en déduisit que l'animal était responsable du mauvais sort qu'il subissait. Machinalement, sa main vint flatter le pelage de la bête d'un geste affectueux. Mais qu'est-ce qu'il se passait, bordel ? Alors qu'elle aurait dû prendre ses jambes à son cou, profiter de l'incompréhension entre ses deux traqueurs pour disparaître, elle se retrouvait à éprouver presque de la pitié pour l'un et à caresser l'autre. A le caresser ! C'était quoi, son problème ? Avant qu'elle n'ait véritablement le temps de réfléchir à la question, les effets de la malédiction de Lloyhr s'estompèrent et il retrouva une consistance. Les traits tendus par la contrariété, il était encore plus terrifiant. D'une voix aussi neutre que puissante, il ordonna à l'anomalie de s'allonger sur le fameux lit qui avait été le témoin privilégié de scènes bien plus ludiques que celle qui se déroulait à présent dans la pièce quelques heures auparavant, d'un ton qui se voulait sans réplique. C'était sans compter sur la fierté et la force de caractère de celle-ci, qui n'allait certainement pas laisser la situation lui échapper ainsi.</text:p>
      <text:p text:style-name="Standard"/>
      <text:p text:style-name="Standard">-D'accord.</text:p>
      <text:p text:style-name="Standard"/>
      <text:p text:style-name="Standard">Comment ça, « d'accord » ? Non non non ! Allant entièrement contre sa volonté, à l'encontre de chacune de ses pensées, son corps se mit cette fois-ci en mouvement. Alors même qu'il refusait catégoriquement de bouger la seconde d'avant. La surprise devint une peur, la peur une panique. Ses pupilles vertes dilatées par une horreur indicible rivées sur le régisseur, Eléonore ne put rien faire contre ses muscles qui la forçaient à se déplacer, comme spectatrice de son propre corps. C'est ainsi <text:soft-page-break/>qu'elle vint s'allonger sur le lit comme on le lui avait demandé, à l'image d'un petit toutou bien docile. Lloyhr l'avait-il ensorcelée à son tour ? Ou alors était-ce un nouveau tour du Muursüld ? Une foule de questions se bousculaient dans sa tête, mais aucune ne parvint à franchir ses lèvres alors qu'elle se comportait comme si elle était possédée, comme une marionnette aux mains de son ravisseur.</text:p>
      <text:p text:style-name="P1">Le flou se faisait de plus en plus intense. Le voile qui obscurcissait son esprit et embrumait sa vue -ou l'inverse- se faisait de plus en plus opaque. La terreur qui empoignait la jeune femme se faisait de plus en plus pressante et l'incompréhension, quant à elle, se faisait naissante. La scène se déroulait au ralenti sous les yeux d'Eléonore, telle un ballet dramatique des plus classiques. Chacun des gestes du régisseur paraissait méticuleux et terriblement lent, tant et si bien qu'en comparaison, le sang qui tambourinait dans ses tympans au rythme des battements de son cœur semblait le faire selon une allure démentielle. Tout se déroulait à la fois trop vite et beaucoup trop lentement sous le regard médusé de l'anomalie en proie à une vacillation des sens et de l'esprit.</text:p>
      <text:p text:style-name="Standard"/>
      <text:p text:style-name="Standard">Celle-ci put suivre dudit regard Lloyhr s'approcher du lit dans lequel elle s'était allongée de son propre chef, ses muscles refusant toujours d'obéir à ses pensées. Son corps ne réagit pas plus lorsque son assassin en devenir ôta la boucle de sa ceinture avant de s'atteler à la tâche de la délester de l'arme qu'elle avait eu tant de peine à fixer à sa taille. Ses gestes étaient toujours aussi lents, mais avaient désormais un quelque chose de presque doux, presque sensuels. Sa besogne l'occupa pendant de longues secondes, secondes durant lesquelles Eléonore eut largement le loisir de tenter d'imposer à ses membres de lui opposer ne serait-ce qu'un ersatz de résistance. En vain. Elle était atteinte d'un immobilisme quasi pathologique qui l'empêchait d'entreprendre quoi que ce soit. Alors la jeune femme à la chevelure couleur blé ne put qu'attendre, impuissante, que sa fidèle arme se retrouve dans les doigts grossier de son ennemi héréditaire.</text:p>
      <text:p text:style-name="Standard"/>
      <text:p text:style-name="Standard">Elle fut ensuite elle-même libérée de son fourreau. La répugnance qu'Eléonore éprouvait à la voir ainsi manipulée par cette engeance lui infligea un haut-le-cœur mais son attention fut détournée par son nouvel animal de compagnie qui vint se lover à ses côtés, comme un compagnon de toujours voulant offrir un dernier au revoir à son ami. Bordel mais cette Muursüld n'était vraiment pas nette. Ou en tout cas, elle était dépourvue de la férocité que l'on attend de la part d'un prédateur. Les pensées de la blondinette peinaient vraiment à mettre de l'ordre dans tout ce qu'il se passait dans cette scène surréaliste. Son regard fut à nouveau détourné lorsque dans un geste paternel Lloyrh vint s'asseoir sur le bord de son futur cercueil. Tiens... ? Etait-ce une nouvelle vue de son esprit ou bien avait-elle inexplicablement manqué le couvre-chef qui trônait sur la tête du régisseur depuis le début ? Ce chapeau. Le béret militaire d'Yssaé.</text:p>
      <text:p text:style-name="Standard"/>
      <text:p text:style-name="Standard">Ainsi, voici ce qui était arrivé à la Daënare. Le cynisme dont faisait preuve son prédateur choqua presque plus Eléonore que la nouvelle de la mort de sa compagne d'un soir. De la part d'un être qui n'avait pas été à même de percevoir l'ironie de sa réponse concernant la manière dont elle voulait mourir, porter ainsi les vêtements de sa victime était d'un sordide qui aggravait encore un peu l'état de l'esprit d'ordinaire bien plus accroché que ça de la jeune femme. Toujours en proie à la même panique tétanisante, l'anomalie tendit lentement la main gauche vers la garde de son sabre. Allait-elle aller jusqu'à lui faciliter la vie ? Lui offrir la satisfaction de ne même pas avoir à se salir les mains ? La pensée la révulsait, pourtant Eléonore était toujours incapable de contrôler ses mouvements et on pouvait lire dans son regard de jade un sentiment d'impuissance horrifiée alors qu'elle regardait horrifiée ses mains positionner la lame au dessus de son poitrail, à l'endroit exact où son cœur se tenait, quelques centimètres plus bas, battant à lui rompre la cage thoracique. De longues secondes s'écoulèrent sans qu'elle ne puisse effectuer le moindre geste, ses yeux écarquillés braqués sur le métal qui menaçait de mettre fin à ses jours à tout moment sous sa propre impulsion.</text:p>
      <text:p text:style-name="Standard"/>
      <text:p text:style-name="Standard">-Allez, montre moi ce que t'as dans le caleçon avant que j'aille voir moi-même !</text:p>
      <text:p text:style-name="Standard"/>
      <text:p text:style-name="Standard">La voix arracha même un cri de stupeur à la Zagashienne. Ce n'était absolument pas la voix éthérée du régisseur qu'elle venait d'entendre. Son visage crispé se tourna à nouveau dans la direction de celui-ci, visiblement épouvantée à l'idée de ce qu'elle pourrait découvrir. Et la surprise fut de taille. De Sousa. Toujours affublé cependant du chapeau qui n'était absolument pas son tricorne usuel. Bouche bée, Eléonore regardait avec alternance le pirate assis au bord du lit et la pointe de son épée <text:soft-page-break/>qui, dans un mouvement inexorable, descendait vers son cœur. La panique qui séquestrait l'intégralité de son corps n'était qu'exacerbée par le rire dément de son capitaine et son incapacité à comprendre la situation. Lentement, centimètre par centimètre, le fer s'approchait. Jusqu'à ce que le contact, froid comme la mort, se fasse.</text:p>
      <text:p text:style-name="Standard"/>
      <text:p text:style-name="Standard">-----------------------------------------------------</text:p>
      <text:p text:style-name="Standard"/>
      <text:p text:style-name="Standard">Eléonore s'éveilla dans un cri de stupeur. Dans ce qui était plus un réflexe musculaire qu'un acte réellement conscient, elle se saisit de la garde de son sabre, accroché à la tête de son lit [i]via[/i] sa ceinture. Haletante, la jeune femme parvint non sans mal à se hisser sur ses bras. Assise au milieu du lit, elle tenta de remettre de l'ordre dans ses idées. Ce n'était qu'un rêve. Un horrible cauchemar. Peinant à sortir de sa torpeur, l'anomalie observa ses mains tremblantes. Le matelas était gorgé de sueur et ses draps avaient volé aux quatre coins de la pièce. Soudainement, elle fut prise d'un violent malaise qui la força à se plier en deux pour rendre le peu qu'elle avait dans l'estomac au pied du lit. Le souffle rauque, toujours en proie à la paralysie du sommeil, la demoiselle aux cheveux dorés se passait une main sur son front brillant lorsqu'elle comprit. La connexion qui les liait, pour le pire ou encore pire, l'avait paradoxalement éveillée. Ce n'était pas qu'un simple rêve. C'était une vision. [i]Il[/i] arrivait.</text:p>
      <text:p text:style-name="Standard"/>
      <text:p text:style-name="Standard">Le cauchemar pouvait enfin comme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4-30T19:54:00.51</dc:date>
    <meta:editing-duration>P1DT16H50M29S</meta:editing-duration>
    <meta:editing-cycles>2067</meta:editing-cycles>
    <meta:generator>OpenOffice/4.1.1$Win32 OpenOffice.org_project/411m6$Build-9775</meta:generator>
    <dc:creator>Théo </dc:creator>
    <meta:document-statistic meta:table-count="0" meta:image-count="0" meta:object-count="0" meta:page-count="19" meta:paragraph-count="96" meta:word-count="9295" meta:character-count="56628"/>
  </office:meta>
</office:document-meta>
</file>